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paragraph-properties fo:margin-left="1.245cm" fo:margin-right="0cm" fo:text-indent="0cm" style:auto-text-indent="false">
        <style:tab-stops/>
      </style:paragraph-properties>
    </style:style>
    <style:style style:name="P2" style:family="paragraph" style:parent-style-name="Standard">
      <style:paragraph-properties fo:margin-left="1.245cm" fo:margin-right="0cm" fo:text-indent="0cm" style:auto-text-indent="false" fo:break-before="page">
        <style:tab-stops/>
      </style:paragraph-properties>
    </style:style>
    <style:style style:name="P3" style:family="paragraph" style:parent-style-name="Standard">
      <style:paragraph-properties>
        <style:tab-stops>
          <style:tab-stop style:position="4.63cm"/>
        </style:tab-stops>
      </style:paragraph-properties>
    </style:style>
    <style:style style:name="P4" style:family="paragraph" style:parent-style-name="Standard">
      <style:paragraph-properties fo:text-align="end" style:justify-single-word="false"/>
    </style:style>
    <style:style style:name="P5" style:family="paragraph" style:parent-style-name="Standard">
      <style:paragraph-properties fo:margin-left="2.491cm" fo:margin-right="0cm" fo:text-indent="0cm" style:auto-text-indent="false">
        <style:tab-stops/>
      </style:paragraph-properties>
    </style:style>
    <style:style style:name="P6" style:family="paragraph" style:parent-style-name="Standard">
      <style:paragraph-properties fo:margin-left="2.491cm" fo:margin-right="0cm" fo:text-indent="0cm" style:auto-text-indent="false">
        <style:tab-stops/>
      </style:paragraph-properties>
      <style:text-properties fo:language="en" fo:country="US"/>
    </style:style>
    <style:style style:name="P7" style:family="paragraph" style:parent-style-name="Standard" style:master-page-name="MP0">
      <style:paragraph-properties style:page-number="auto"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ingangstext:</text:p>
      <text:p text:style-name="Standard"/>
      <text:p text:style-name="P1">„Herzlich willkommen zu unserem Pythonlerntutorial!<text:line-break/>Immer wenn du ein Abenteuer bestanden hast wirst du mit einer Python Lektion belohnt und kannst so spielerisch Programmieren lernen.</text:p>
      <text:p text:style-name="P1">Dabei wirst du Schritt für Schritt in eine der meist verwendeten Skriptsprachen, Python, eingeführt.</text:p>
      <text:p text:style-name="P1">Zum Verständnis der Aufgaben werden die Befehle und vorgegebene Begriffe in spitze Klammern &lt;Befehl&gt; gesetzt.“</text:p>
      <text:p text:style-name="P3"><text:tab/></text:p>
      <text:p text:style-name="Standard"/>
      <text:p text:style-name="Standard"/>
      <text:p text:style-name="Standard">Lektion 1:</text:p>
      <text:p text:style-name="Standard"/>
      <text:p text:style-name="Standard">Aufgabe 1.0 (print):</text:p>
      <text:p text:style-name="Standard"/>
      <text:p text:style-name="Standard"><text:tab/>Text:</text:p>
      <text:p text:style-name="P1"/>
      <text:p text:style-name="P1">„Willkommen zu deiner ersten Lektion.</text:p>
      <text:p text:style-name="P1">Jedes Programm muss mit der Welt kommunizieren können, dazu gibt es in Python die Funktion „print“(ausdrucken/ausgeben).“</text:p>
      <text:p text:style-name="P1"/>
      <text:p text:style-name="P1">„Das einfachste Beispiel hierfür ist sich „Hello World“ ausgeben zu lassen.</text:p>
      <text:p text:style-name="P1">Hierfür muss der Befehl &lt;print&gt; und die gewünschte Ausgabe in Anführungszeichen "Hello World" eingegeben werden.“</text:p>
      <text:p text:style-name="P1"/>
      <text:p text:style-name="P1"/>
      <text:p text:style-name="P1">Aufgabe:</text:p>
      <text:p text:style-name="P1">„Geben Sie folgenden Satz aus: Python ist KEINE Schlange“</text:p>
      <text:p text:style-name="P1"/>
      <text:p text:style-name="P1"/>
      <text:p text:style-name="P1">Vorgegebener Code:</text:p>
      <text:p text:style-name="P1"><text:tab/>print "Hello World"</text:p>
      <text:p text:style-name="Standard"/>
      <text:p text:style-name="Standard"/>
      <text:p text:style-name="Standard"><text:tab/>Lösungs Code:</text:p>
      <text:p text:style-name="Standard"><text:tab/><text:tab/>print "Python ist KEINE Schlange"</text:p>
      <text:p text:style-name="Standard"/>
      <text:p text:style-name="Standard"/>
      <text:p text:style-name="Standard"><text:tab/>Lösung Variablenbelegung:</text:p>
      <text:p text:style-name="Standard"><text:tab/><text:tab/>{entfällt}</text:p>
      <text:p text:style-name="Standard"/>
      <text:p text:style-name="Standard"/>
      <text:p text:style-name="Standard"/>
      <text:p text:style-name="P4">Weiter Button</text:p>
      <text:p text:style-name="P2"/>
      <text:p text:style-name="Standard">Aufgabe 1.1(Int, Float, ):</text:p>
      <text:p text:style-name="Standard"/>
      <text:p text:style-name="Standard"><text:tab/>Text:</text:p>
      <text:p text:style-name="Standard"/>
      <text:p text:style-name="P1">„Um Werte und Ergebnisse in einem Programm wieder verwenden zu können, gibt es in Programmiersprachen Variablen.</text:p>
      <text:p text:style-name="P1">Diese haben einen Namen und können mit verschiedenen Arten von Wert belegt werden.</text:p>
      <text:p text:style-name="P1">Für den Namen können Groß- und Kleinbuchstaben, Ziffern und das Zeichen _ (Unterstrich) verwendet werden.</text:p>
      <text:p text:style-name="P1">Das erste Zeichen darf aber keine Ziffer sein und es dürfen keine reservierten Wörter der Programmiersprache verwendet werden.“</text:p>
      <text:p text:style-name="P1"/>
      <text:p text:style-name="P1">„Wie in der Mathematik kann man mit diesen Variablen die Grundrechenarten<text:line-break/>Addition ( + ), Subtraktion ( - ), Multiplikation ( * ) und Division ( / ) <text:s/>verwenden.</text:p>
      <text:p text:style-name="P1">Dabei kann sowohl mit ganzen Zahlen (Integer) als auch mit Fließkomma Zahlen (Floats) gerechnet werden. Bei Floats wird wie im Englischen üblich der . (Punkt) statt dem Komma verwendet.“</text:p>
      <text:p text:style-name="Standard"/>
      <text:p text:style-name="Standard"/>
      <text:p text:style-name="Standard"><text:tab/>Aufgabe:</text:p>
      <text:p text:style-name="P1">„Weisen Sie der Variablen x die Differenz aus 14.56 - 7 zu und geben sie mit print das Ergebnis aus. Berechnen Sie ebenfalls für y das Produkt von 35 * 49 und für z den Quotienten von 50.4 / 3.6 und geben Sie jeweils in dieser Reihenfolge das Ergebnis aus.“</text:p>
      <text:p text:style-name="Standard"/>
      <text:p text:style-name="Standard"/>
      <text:p text:style-name="Standard"><text:tab/>Vorgegebener Code:</text:p>
      <text:p text:style-name="P1"><text:tab/></text:p>
      <text:p text:style-name="P5">x = 3 + 1732</text:p>
      <text:p text:style-name="P5">print x</text:p>
      <text:p text:style-name="Standard"/>
      <text:p text:style-name="Standard"/>
      <text:p text:style-name="Standard"><text:tab/>Lösungs Code:</text:p>
      <text:p text:style-name="Standard"><text:tab/><text:tab/></text:p>
      <text:p text:style-name="P6">x = 14.56 – 7</text:p>
      <text:p text:style-name="P6">print x</text:p>
      <text:p text:style-name="P6"/>
      <text:p text:style-name="P6">y = 35 * 49</text:p>
      <text:p text:style-name="P6">print y</text:p>
      <text:p text:style-name="P6"/>
      <text:p text:style-name="P5">z = 50.4 / 3.6</text:p>
      <text:p text:style-name="P5">print z</text:p>
      <text:p text:style-name="Standard"/>
      <text:p text:style-name="Standard"/>
      <text:p text:style-name="Standard"><text:tab/>Lösung Variablenbelegung:</text:p>
      <text:p text:style-name="Standard"><text:tab/><text:tab/></text:p>
      <text:p text:style-name="Standard"><text:tab/><text:tab/>x = 7.56</text:p>
      <text:p text:style-name="P5">y = 1715</text:p>
      <text:p text:style-name="P5">z = 14</text:p>
      <text:p text:style-name="Standard"/>
      <text:p text:style-name="P4">Weiter Button</text:p>
      <text:p text:style-name="Standard"/>
      <text:p text:style-name="Standard"><text:soft-page-break/>Bonusinhalt zu 1.1:</text:p>
      <text:p text:style-name="Standard"/>
      <text:p text:style-name="Standard"><text:tab/>Text:</text:p>
      <text:p text:style-name="P1"/>
      <text:p text:style-name="P1">„Zusätzlich zu dem normalen Divisionsoperator ( / ) gibt es die ganzzahlige Division. Der Operator dazu ist der //. Mit diesem wird das ganzzahlige Ergebnis der Division berechnet. Zusätzlich gibt es den Modulo Operator ( % ) mit dem der Rest berechnet wird.“</text:p>
      <text:p text:style-name="P1"/>
      <text:p text:style-name="P1"><text:s/>Beispiel:</text:p>
      <text:p text:style-name="P1">7//5 ergibt 1</text:p>
      <text:p text:style-name="P1">7%5 ergibt 2</text:p>
      <text:p text:style-name="P1"/>
      <text:p text:style-name="P1">„Speziell in Python 2 liefert auch schon 7/5 das ganzzahlige Ergebnis 1, dies kann aber mit 7.0/5 oder 7/5.0 umgangen werden.“</text:p>
      <text:p text:style-name="Standard"/>
      <text:p text:style-name="Standard"/>
      <text:p text:style-name="Standard">Aufgabe 1.2:</text:p>
      <text:p text:style-name="Standard"/>
      <text:p text:style-name="Standard"><text:tab/>Text:</text:p>
      <text:p text:style-name="P1"/>
      <text:p text:style-name="P1">„Um nicht nur mit Zahlen arbeiten zu können, sondern auch mit Texten gibt es auch Variablen für Zeichenketten (Strings). Die Zuweisung erfolgt dadurch, dass die Entsprechende Zeichenkette in "String" (Anführungsstrichen) gesetzt wird. Für Zeichenketten gibt es Operationen + und *. Bei + werden die Inhalte zweier Stringvariablen aneinander gehängt, bei * kann die Stringvariable mit einer ganzen Zahl multipliziert werden. “</text:p>
      <text:p text:style-name="P1"/>
      <text:p text:style-name="P1"/>
      <text:p text:style-name="P1">Aufgabe:</text:p>
      <text:p text:style-name="P1">„Geben sie in das Schriftfeld den Variablennamen &lt;bunteblume&gt; ein und <text:s/>belegen Sie ihn indem sie den Wert "Rot" und den Wert "gelb" addieren.</text:p>
      <text:p text:style-name="P1">Weißen sie den Variablen &lt;glück&gt; den Wert "toi " und &lt;wunsch&gt; den Wert "für die Prüfung" zu und addieren sie zu 3*&lt;glück&gt; &lt;wunsch&gt; hinzu und weisen sie dies &lt;glückwunsch&gt; zu.“</text:p>
      <text:p text:style-name="P1"/>
      <text:p text:style-name="P1"/>
      <text:p text:style-name="P1">Vorgegebener Code:</text:p>
      <text:p text:style-name="P1"><text:tab/>blume = "Gruen"</text:p>
      <text:p text:style-name="P5">Hello_World = "Hello " + "World" ergibt "Hello World"</text:p>
      <text:p text:style-name="P5">"Rot" * 3 ergibt "RotRotRot"</text:p>
      <text:p text:style-name="P5"/>
      <text:p text:style-name="Standard"/>
      <text:p text:style-name="Standard"><text:tab/>Lösungs Code:</text:p>
      <text:p text:style-name="Standard"><text:tab/><text:tab/>bunteblume = "Rot" + "gelb"</text:p>
      <text:p text:style-name="P5">glück = "toi"</text:p>
      <text:p text:style-name="P5">wunsch = " für die Prüfung"</text:p>
      <text:p text:style-name="P5">glückwunsch = "toi "*3 + "für die Prüfung"</text:p>
      <text:p text:style-name="Standard"/>
      <text:p text:style-name="Standard"/>
      <text:p text:style-name="Standard"><text:tab/>Lösung Variablenbelegung:</text:p>
      <text:p text:style-name="Standard"><text:tab/><text:tab/>bunteblume = "Rotgelb"</text:p>
      <text:p text:style-name="P5">glückwunsch = "toi toi toi für die Prüfung"</text:p>
      <text:p text:style-name="P4">Weiter Button</text:p>
      <text:p text:style-name="Standard"><text:soft-page-break/>Aufgabe 1.3:</text:p>
      <text:p text:style-name="Standard"/>
      <text:p text:style-name="Standard"><text:tab/>Text:</text:p>
      <text:p text:style-name="P1"/>
      <text:p text:style-name="P1">„Nun wollen wir unser erlerntes Wissen auf das Spiel übertragen.</text:p>
      <text:p text:style-name="P1">Wenn wir nun wollen, dass unser Charakter Monty höher springen soll, müssen wir die Sprunghöhe ändern. Vorerst sollte die Sprunghöhe nicht zu stark verändert werden, also von 2 Blöcken hoch springen auf 4 Blöcke hoch springen. Dazu brauchen wir die Variable der Sprunghöhe um ihr diesen neuen Wert zuzuordnen. In unserem Fall heißt die Variable &lt;Sprunghöhe_y&gt;.“</text:p>
      <text:p text:style-name="P1"/>
      <text:p text:style-name="P1">Aufgabe:</text:p>
      <text:p text:style-name="P1">„Ändern sie die Sprunghöhe von 2 Blöcken hoch springen auf 4 Blöcke hoch springen und geben sie den Satz „Die Sprunghöhe wurde auf 4 geändert“ aus.“</text:p>
      <text:p text:style-name="P1"/>
      <text:p text:style-name="P1">Vorgegebener Code:</text:p>
      <text:p text:style-name="P5">Sprunghöhe_y = 2</text:p>
      <text:p text:style-name="P5">print "Monty kann schon", Sprunghöhe_y, "Blöcke hoch springen"</text:p>
      <text:p text:style-name="P5"/>
      <text:p text:style-name="P1">Lösungs Code:</text:p>
      <text:p text:style-name="P5">Sprunghöhe_y = 4</text:p>
      <text:p text:style-name="P5">print <text:s/>"Sprunghöhe wurde auf", Sprunghöhe_y, "geändert"</text:p>
      <text:p text:style-name="P5"/>
      <text:p text:style-name="P1"/>
      <text:p text:style-name="P1"/>
      <text:p text:style-name="Standard"><text:tab/>Lösung Variablenbelegung:</text:p>
      <text:p text:style-name="Standard"><text:tab/><text:tab/>Sprunghöhe_y = 4</text:p>
      <text:p text:style-name="Standard"/>
      <text:p text:style-name="Standard"/>
      <text:p text:style-name="Standard"/>
      <text:p text:style-name="P4">Weiter Button</text:p>
      <text:p text:style-name="Standard"/>
      <text:p text:style-name="Standard">Glückwunsch du hast die erste Lektion bestand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Absatz-Standardschriftar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drahnoel</meta:initial-creator>
    <meta:creation-date>2015-06-03T21:16:00Z</meta:creation-date>
    <dc:date>2015-06-10T21:06:00.11</dc:date>
    <meta:editing-cycles>22</meta:editing-cycles>
    <meta:editing-duration>PT8H4M14S</meta:editing-duration>
    <meta:document-statistic meta:table-count="0" meta:image-count="0" meta:object-count="0" meta:page-count="4" meta:paragraph-count="91" meta:word-count="754" meta:character-count="4684"/>
    <meta:user-defined meta:name="Info 1"/>
    <meta:user-defined meta:name="Info 2"/>
    <meta:user-defined meta:name="Info 3"/>
    <meta:user-defined meta:name="Info 4"/>
    <meta:template xlink:type="simple" xlink:actuate="onRequest" xlink:title="" xlink:href="Normal.dotm"/>
  </office:meta>
</office:document-meta>
</file>